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AR PL UKai CN" svg:font-family="'AR PL UKai CN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ffff" draw:marker-start-width="0.442cm" draw:marker-end-width="0.442cm" draw:fill="gradient" draw:fill-gradient-name="Gradient_20_17" draw:textarea-horizontal-align="justify" draw:textarea-vertical-align="middle" draw:auto-grow-height="false" fo:min-height="3.785cm" fo:min-width="6.532cm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81cm" svg:stroke-color="#000000" draw:marker-start-width="0.321cm" draw:marker-end-width="0.321cm" draw:fill="gradient" draw:fill-gradient-name="Gradient_20_19" draw:textarea-horizontal-align="justify" draw:textarea-vertical-align="middle" draw:auto-grow-height="false" fo:min-height="3.785cm" fo:min-width="6.53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gradient" draw:fill-gradient-name="Gradient_20_16" draw:textarea-horizontal-align="justify" draw:textarea-vertical-align="middle" draw:auto-grow-height="false" fo:min-height="2.718cm" fo:min-width="12.483cm" fo:padding-top="0.165cm" fo:padding-bottom="0.165cm" fo:padding-left="0.29cm" fo:padding-right="0.29cm"/>
    </style:style>
    <style:style style:name="gr4" style:family="graphic" style:parent-style-name="standard">
      <style:graphic-properties svg:stroke-width="0.106cm" svg:stroke-color="#808080" draw:marker-start-width="0.359cm" draw:marker-end-width="0.359cm" draw:fill="none" draw:textarea-horizontal-align="justify" draw:textarea-vertical-align="middle" draw:auto-grow-height="false" fo:min-height="2.692cm" fo:min-width="1.136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808080" draw:marker-start-width="0.359cm" draw:marker-end-width="0.359cm" draw:fill="none" draw:textarea-horizontal-align="justify" draw:textarea-vertical-align="middle" draw:auto-grow-height="false" fo:min-height="2.692cm" fo:min-width="1.135cm" fo:padding-top="0.178cm" fo:padding-bottom="0.178cm" fo:padding-left="0.303cm" fo:padding-right="0.303cm"/>
    </style:style>
    <style:style style:name="gr6" style:family="graphic" style:parent-style-name="objectwithoutfill">
      <style:graphic-properties draw:stroke="solid" svg:stroke-width="0.081cm" svg:stroke-color="#66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solid" svg:stroke-width="0.081cm" svg:stroke-color="#00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draw:stroke="solid"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3.785cm" fo:min-width="6.532cm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-color="#00ff66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solid" svg:stroke-width="0.081cm" svg:stroke-color="#000000" draw:marker-start-width="0.321cm" draw:marker-end-width="0.321cm" draw:fill="gradient" draw:fill-gradient-name="Gradient_20_22" draw:textarea-horizontal-align="justify" draw:textarea-vertical-align="middle" draw:auto-grow-height="false" fo:min-height="3.785cm" fo:min-width="6.532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draw:marker-start="Arrow" draw:marker-end="Arrow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="gradient" draw:fill-gradient-name="Gradient_20_26" draw:textarea-horizontal-align="justify" draw:textarea-vertical-align="middle" draw:auto-grow-height="false" fo:min-height="2.722cm" fo:min-width="0.117cm"/>
    </style:style>
    <style:style style:name="gr19" style:family="graphic" style:parent-style-name="objectwithoutfill">
      <style:graphic-properties draw:marker-start="" draw:marker-end="Arrow" draw:fill="none" draw:textarea-vertical-align="middle"/>
    </style:style>
    <style:style style:name="gr20" style:family="graphic" style:parent-style-name="objectwithoutfill">
      <style:graphic-properties draw:marker-start="Arrow" draw:marker-end="" draw:fill="none" draw:textarea-vertical-align="middle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svg:stroke-width="0.081cm" svg:stroke-color="#000000" draw:marker-start-width="0.321cm" draw:marker-end-width="0.321cm" draw:fill="gradient" draw:fill-gradient-name="Gradient_20_16" draw:textarea-horizontal-align="justify" draw:textarea-vertical-align="middle" draw:auto-grow-height="false" fo:min-height="1.706cm" fo:min-width="8.137cm" fo:padding-top="0.165cm" fo:padding-bottom="0.165cm" fo:padding-left="0.29cm" fo:padding-right="0.29cm"/>
    </style:style>
    <style:style style:name="gr23" style:family="graphic" style:parent-style-name="standard">
      <style:graphic-properties draw:stroke="none" draw:fill="gradient" draw:fill-gradient-name="Gradient_20_26" draw:textarea-horizontal-align="justify" draw:textarea-vertical-align="middle" draw:auto-grow-height="false" fo:min-height="1.736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59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395cm"/>
    </style:style>
    <style:style style:name="gr26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2.718cm" fo:min-width="1.96cm" fo:padding-top="0.165cm" fo:padding-bottom="0.165cm" fo:padding-left="0.29cm" fo:padding-right="0.29cm"/>
    </style:style>
    <style:style style:name="gr27" style:family="graphic" style:parent-style-name="standard">
      <style:graphic-properties draw:stroke="none" draw:fill-color="#ff0000" draw:textarea-horizontal-align="justify" draw:textarea-vertical-align="middle" draw:auto-grow-height="false" fo:min-height="0.258cm" fo:min-width="0cm"/>
    </style:style>
    <style:style style:name="gr28" style:family="graphic" style:parent-style-name="standard">
      <style:graphic-properties draw:stroke="none" draw:fill-color="#ffff00" draw:textarea-horizontal-align="justify" draw:textarea-vertical-align="middle" draw:auto-grow-height="false" fo:min-height="0.258cm" fo:min-width="0cm"/>
    </style:style>
    <style:style style:name="gr29" style:family="graphic" style:parent-style-name="standard">
      <style:graphic-properties draw:stroke="none" draw:fill-color="#00ff66" draw:textarea-horizontal-align="justify" draw:textarea-vertical-align="middle" draw:auto-grow-height="false" fo:min-height="0.258cm" fo:min-width="0cm"/>
    </style:style>
    <style:style style:name="gr30" style:family="graphic" style:parent-style-name="standard">
      <style:graphic-properties draw:stroke="none" draw:fill-color="#00ffff" draw:textarea-horizontal-align="justify" draw:textarea-vertical-align="middle" draw:auto-grow-height="false" fo:min-height="0.258cm" fo:min-width="0cm"/>
    </style:style>
    <style:style style:name="gr31" style:family="graphic" style:parent-style-name="standard">
      <style:graphic-properties draw:stroke="none" draw:fill-color="#ff33ff" draw:textarea-horizontal-align="justify" draw:textarea-vertical-align="middle" draw:auto-grow-height="false" fo:min-height="0.258cm" fo:min-width="0cm"/>
    </style:style>
    <style:style style:name="gr32" style:family="graphic" style:parent-style-name="standard">
      <style:graphic-properties draw:stroke="none" draw:fill-color="#9900ff" draw:textarea-horizontal-align="justify" draw:textarea-vertical-align="middle" draw:auto-grow-height="false" fo:min-height="0.258cm" fo:min-width="0cm"/>
    </style:style>
    <style:style style:name="gr33" style:family="graphic" style:parent-style-name="standard">
      <style:graphic-properties svg:stroke-width="0.081cm" svg:stroke-color="#808080" draw:marker-start-width="0.321cm" draw:marker-end-width="0.321cm" draw:fill="none" draw:textarea-horizontal-align="justify" draw:textarea-vertical-align="middle" draw:auto-grow-height="false" fo:min-height="2.716cm" fo:min-width="14.711cm" fo:padding-top="0.165cm" fo:padding-bottom="0.165cm" fo:padding-left="0.29cm" fo:padding-right="0.29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5cm"/>
    </style:style>
    <style:style style:name="gr35" style:family="graphic" style:parent-style-name="standard">
      <style:graphic-properties draw:stroke="solid" svg:stroke-width="0.081cm" svg:stroke-color="#999999" draw:marker-start-width="0.321cm" draw:marker-end-width="0.321cm" draw:fill="gradient" draw:fill-gradient-name="Gradient_20_4" draw:textarea-horizontal-align="justify" draw:textarea-vertical-align="middle" draw:auto-grow-height="false" fo:min-height="3.785cm" fo:min-width="6.532cm" fo:padding-top="0.165cm" fo:padding-bottom="0.165cm" fo:padding-left="0.29cm" fo:padding-right="0.29cm"/>
    </style:style>
    <style:style style:name="gr36" style:family="graphic" style:parent-style-name="standard">
      <style:graphic-properties draw:stroke="none" draw:fill="none" fo:min-height="0.739cm"/>
    </style:style>
    <style:style style:name="gr37" style:family="graphic" style:parent-style-name="standard">
      <style:graphic-properties draw:stroke="none" draw:fill="none" fo:min-height="0.512cm"/>
    </style:style>
    <style:style style:name="gr38" style:family="graphic" style:parent-style-name="standard">
      <style:graphic-properties svg:stroke-width="0.081cm" svg:stroke-color="#009999" draw:marker-start-width="0.321cm" draw:marker-end-width="0.321cm" draw:fill="none" draw:textarea-horizontal-align="justify" draw:textarea-vertical-align="middle" draw:auto-grow-height="false" fo:min-height="0.13cm" fo:min-width="0cm" fo:padding-top="0.165cm" fo:padding-bottom="0.165cm" fo:padding-left="0.29cm" fo:padding-right="0.29cm"/>
    </style:style>
    <style:style style:name="gr39" style:family="graphic" style:parent-style-name="standard">
      <style:graphic-properties draw:stroke="solid" svg:stroke-width="0.053cm" svg:stroke-color="#000000" draw:marker-start-width="0.279cm" draw:marker-end-width="0.279cm" draw:fill-color="#00cc33" draw:textarea-horizontal-align="justify" draw:textarea-vertical-align="middle" draw:auto-grow-height="false" fo:min-height="0.122cm" fo:min-width="0.084cm" fo:padding-top="0.151cm" fo:padding-bottom="0.151cm" fo:padding-left="0.276cm" fo:padding-right="0.276cm"/>
    </style:style>
    <style:style style:name="gr40" style:family="graphic" style:parent-style-name="standard">
      <style:graphic-properties svg:stroke-width="0.081cm" svg:stroke-color="#00cccc" draw:marker-start-width="0.321cm" draw:marker-end-width="0.321cm" draw:fill="none" draw:textarea-horizontal-align="justify" draw:textarea-vertical-align="middle" draw:auto-grow-height="false" fo:min-height="0.682cm" fo:min-width="0.432cm" fo:padding-top="0.165cm" fo:padding-bottom="0.165cm" fo:padding-left="0.29cm" fo:padding-right="0.29cm"/>
    </style:style>
    <style:style style:name="gr41" style:family="graphic" style:parent-style-name="standard">
      <style:graphic-properties svg:stroke-width="0.081cm" svg:stroke-color="#00ffff" draw:marker-start-width="0.321cm" draw:marker-end-width="0.321cm" draw:fill="none" draw:textarea-horizontal-align="justify" draw:textarea-vertical-align="middle" draw:auto-grow-height="false" fo:min-height="1.368cm" fo:min-width="1.118cm" fo:padding-top="0.165cm" fo:padding-bottom="0.165cm" fo:padding-left="0.29cm" fo:padding-right="0.29cm"/>
    </style:style>
    <style:style style:name="gr42" style:family="graphic" style:parent-style-name="standard">
      <style:graphic-properties svg:stroke-width="0.081cm" svg:stroke-color="#00ffff" draw:marker-start-width="0.321cm" draw:marker-end-width="0.321cm" draw:fill="none" draw:textarea-horizontal-align="justify" draw:textarea-vertical-align="middle" draw:auto-grow-height="false" fo:min-height="1.288cm" fo:min-width="1.038cm" fo:padding-top="0.165cm" fo:padding-bottom="0.165cm" fo:padding-left="0.29cm" fo:padding-right="0.29cm"/>
    </style:style>
    <style:style style:name="gr43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6.1cm" fo:min-width="2.565cm"/>
    </style:style>
    <style:style style:name="gr44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6.1cm" fo:min-width="2.793cm"/>
    </style:style>
    <style:style style:name="gr45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1.699cm" fo:min-width="3.232cm"/>
    </style:style>
    <style:style style:name="gr46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1.364cm" fo:min-width="3.232cm"/>
    </style:style>
    <style:style style:name="gr47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opacity="50%" draw:opacity-name="" draw:textarea-horizontal-align="justify" draw:textarea-vertical-align="middle" draw:auto-grow-height="false" fo:min-height="1.702cm" fo:min-width="3.078cm" fo:padding-top="0.165cm" fo:padding-bottom="0.165cm" fo:padding-left="0.29cm" fo:padding-right="0.29cm"/>
    </style:style>
    <style:style style:name="gr48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5.682cm" fo:min-width="2.565cm"/>
    </style:style>
    <style:style style:name="gr49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6.1cm" fo:min-width="3.164cm"/>
    </style:style>
    <style:style style:name="gr50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6.416cm" fo:min-width="3.045cm"/>
    </style:style>
    <style:style style:name="gr51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1.922cm" fo:min-width="3.232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gradient" draw:fill-gradient-name="Gradient_20_17"/>
      <style:paragraph-properties fo:text-align="center"/>
    </style:style>
    <style:style style:name="P2" style:family="paragraph">
      <loext:graphic-properties draw:fill="gradient" draw:fill-gradient-name="Gradient_20_19"/>
      <style:paragraph-properties fo:text-align="center"/>
    </style:style>
    <style:style style:name="P3" style:family="paragraph">
      <loext:graphic-properties draw:fill="gradient" draw:fill-gradient-name="Gradient_20_1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ff66"/>
      <style:paragraph-properties fo:text-align="center"/>
    </style:style>
    <style:style style:name="P6" style:family="paragraph">
      <loext:graphic-properties draw:fill="gradient" draw:fill-gradient-name="Gradient_20_22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gradient-name="Gradient_20_26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text-align="center"/>
      <style:text-properties fo:font-size="12pt"/>
    </style:style>
    <style:style style:name="P13" style:family="paragraph">
      <loext:graphic-properties draw:fill="gradient" draw:fill-gradient-name="Gradient_20_16"/>
      <style:paragraph-properties fo:text-align="center"/>
      <style:text-properties fo:font-size="12pt"/>
    </style:style>
    <style:style style:name="P14" style:family="paragraph">
      <loext:graphic-properties draw:fill="gradient" draw:fill-gradient-name="Gradient_20_26"/>
      <style:paragraph-properties fo:text-align="center"/>
      <style:text-properties fo:font-size="12pt"/>
    </style:style>
    <style:style style:name="P15" style:family="paragraph">
      <style:text-properties fo:font-size="12pt"/>
    </style:style>
    <style:style style:name="P16" style:family="paragraph">
      <loext:graphic-properties draw:fill="none" draw:fill-color="#ffffff"/>
      <style:text-properties fo:font-size="12pt"/>
    </style:style>
    <style:style style:name="P17" style:family="paragraph">
      <loext:graphic-properties draw:fill="solid" draw:fill-color="#729fcf"/>
      <style:paragraph-properties fo:text-align="center"/>
    </style:style>
    <style:style style:name="P18" style:family="paragraph">
      <loext:graphic-properties draw:fill-color="#ff0000"/>
      <style:paragraph-properties fo:text-align="center"/>
    </style:style>
    <style:style style:name="P19" style:family="paragraph">
      <loext:graphic-properties draw:fill-color="#ffff00"/>
      <style:paragraph-properties fo:text-align="center"/>
    </style:style>
    <style:style style:name="P20" style:family="paragraph">
      <loext:graphic-properties draw:fill-color="#00ffff"/>
      <style:paragraph-properties fo:text-align="center"/>
    </style:style>
    <style:style style:name="P21" style:family="paragraph">
      <loext:graphic-properties draw:fill-color="#ff33ff"/>
      <style:paragraph-properties fo:text-align="center"/>
    </style:style>
    <style:style style:name="P22" style:family="paragraph">
      <loext:graphic-properties draw:fill-color="#9900ff"/>
      <style:paragraph-properties fo:text-align="center"/>
    </style:style>
    <style:style style:name="P23" style:family="paragraph">
      <loext:graphic-properties draw:fill="gradient" draw:fill-gradient-name="Gradient_20_4"/>
      <style:paragraph-properties fo:text-align="center"/>
    </style:style>
    <style:style style:name="P24" style:family="paragraph">
      <style:text-properties fo:font-size="12pt" style:font-size-asian="12pt" style:font-size-complex="12pt"/>
    </style:style>
    <style:style style:name="P25" style:family="paragraph">
      <loext:graphic-properties draw:fill="none"/>
      <style:text-properties fo:font-size="12pt" style:font-size-asian="12pt" style:font-size-complex="12pt"/>
    </style:style>
    <style:style style:name="P26" style:family="paragraph"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-color="#00cc33"/>
      <style:paragraph-properties fo:text-align="center"/>
    </style:style>
    <style:style style:name="P29" style:family="paragraph">
      <loext:graphic-properties draw:fill-color="#ffffff" draw:opacity="70%"/>
      <style:paragraph-properties fo:text-align="center"/>
    </style:style>
    <style:style style:name="P30" style:family="paragraph">
      <loext:graphic-properties draw:fill="none" draw:fill-color="#ffffff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382cm" svg:height="8.382cm" svg:x="0.762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112cm" svg:height="4.115cm" svg:x="20.066cm" svg:y="13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063cm" svg:height="3.048cm" svg:x="6.604cm" svg:y="7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42cm" svg:height="3.048cm" svg:x="7.91cm" svg:y="7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741cm" svg:height="3.048cm" svg:x="15.313cm" svg:y="7.62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7.054cm" svg:y1="7.62cm" svg:x2="17.054cm" svg:y2="10.668cm">
          <text:p/>
        </draw:line>
        <draw:line draw:style-name="gr6" draw:text-style-name="P4" draw:layer="layout" svg:x1="9.652cm" svg:y1="7.62cm" svg:x2="9.652cm" svg:y2="10.668cm">
          <text:p/>
        </draw:line>
        <draw:line draw:style-name="gr7" draw:text-style-name="P4" draw:layer="layout" svg:x1="7.91cm" svg:y1="7.62cm" svg:x2="7.91cm" svg:y2="10.668cm">
          <text:p/>
        </draw:line>
        <draw:line draw:style-name="gr7" draw:text-style-name="P4" draw:layer="layout" svg:x1="15.313cm" svg:y1="7.62cm" svg:x2="15.313cm" svg:y2="10.668cm">
          <text:p/>
        </draw:line>
        <draw:custom-shape draw:style-name="gr4" draw:text-style-name="P4" draw:layer="layout" svg:width="1.742cm" svg:height="3.048cm" svg:x="11.829cm" svg:y="7.62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3.571cm" svg:y1="7.62cm" svg:x2="13.571cm" svg:y2="10.668cm">
          <text:p/>
        </draw:line>
        <draw:line draw:style-name="gr7" draw:text-style-name="P4" draw:layer="layout" svg:x1="11.829cm" svg:y1="7.62cm" svg:x2="11.829cm" svg:y2="10.668cm">
          <text:p/>
        </draw:line>
        <draw:line draw:style-name="gr8" draw:text-style-name="P4" draw:layer="layout" svg:x1="4.926cm" svg:y1="16.156cm" svg:x2="8.509cm" svg:y2="18.187cm">
          <text:p/>
        </draw:line>
        <draw:custom-shape draw:style-name="gr9" draw:text-style-name="P4" draw:layer="layout" svg:width="7.112cm" svg:height="4.115cm" svg:x="1.397cm" svg:y="14.0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254cm" svg:height="0.254cm" svg:x="4.826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7.112cm" svg:height="4.115cm" svg:x="10.876cm" svg:y="13.919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4.064cm" svg:height="1.27cm" svg:x="12.358cm" svg:y="11.43cm">
          <draw:text-box>
            <text:p>1,100 px</text:p>
          </draw:text-box>
        </draw:frame>
        <draw:frame draw:style-name="gr13" draw:text-style-name="P7" draw:layer="layout" svg:width="4.064cm" svg:height="2.462cm" svg:x="2.494cm" svg:y="8.737cm">
          <draw:text-box>
            <text:p>6,900 px</text:p>
          </draw:text-box>
        </draw:frame>
        <draw:line draw:style-name="gr14" draw:text-style-name="P4" draw:layer="layout" svg:x1="6.35cm" svg:y1="7.62cm" svg:x2="3.302cm" svg:y2="7.62cm">
          <text:p/>
        </draw:line>
        <draw:line draw:style-name="gr14" draw:text-style-name="P4" draw:layer="layout" svg:x1="6.35cm" svg:y1="10.668cm" svg:x2="3.302cm" svg:y2="10.668cm">
          <text:p/>
        </draw:line>
        <draw:line draw:style-name="gr14" draw:text-style-name="P4" draw:layer="layout" svg:x1="11.838cm" svg:y1="10.922cm" svg:x2="11.838cm" svg:y2="11.43cm">
          <text:p/>
        </draw:line>
        <draw:line draw:style-name="gr14" draw:text-style-name="P4" draw:layer="layout" svg:x1="13.538cm" svg:y1="10.922cm" svg:x2="13.538cm" svg:y2="11.43cm">
          <text:p/>
        </draw:line>
        <draw:line draw:style-name="gr15" draw:text-style-name="P4" draw:layer="layout" svg:x1="5.842cm" svg:y1="7.62cm" svg:x2="5.842cm" svg:y2="10.668cm">
          <text:p/>
        </draw:line>
        <draw:line draw:style-name="gr15" draw:text-style-name="P4" draw:layer="layout" svg:x1="13.538cm" svg:y1="11.184cm" svg:x2="11.838cm" svg:y2="11.184cm">
          <text:p/>
        </draw:line>
        <draw:frame draw:style-name="gr16" draw:text-style-name="P7" draw:layer="layout" svg:width="3.302cm" svg:height="0.988cm" svg:x="12.781cm" svg:y="15.482cm">
          <draw:text-box>
            <text:p text:style-name="P8">Frame</text:p>
          </draw:text-box>
        </draw:frame>
        <draw:frame draw:style-name="gr16" draw:text-style-name="P7" draw:layer="layout" svg:width="3.302cm" svg:height="0.988cm" svg:x="21.971cm" svg:y="15.533cm">
          <draw:text-box>
            <text:p text:style-name="P8">Frame</text:p>
          </draw:text-box>
        </draw:frame>
        <draw:line draw:style-name="gr17" draw:text-style-name="P4" draw:layer="layout" svg:x1="16.256cm" svg:y1="10.922cm" svg:x2="23.114cm" svg:y2="13.716cm">
          <text:p/>
        </draw:line>
        <draw:line draw:style-name="gr17" draw:text-style-name="P4" draw:layer="layout" svg:x1="8.636cm" svg:y1="10.922cm" svg:x2="7.874cm" svg:y2="12.446cm">
          <text:p/>
        </draw:line>
        <draw:frame draw:style-name="gr13" draw:text-style-name="P7" draw:layer="layout" svg:width="4.064cm" svg:height="2.462cm" svg:x="8.374cm" svg:y="11.41cm">
          <draw:text-box>
            <text:p>Polar</text:p>
            <text:p>transform</text:p>
          </draw:text-box>
        </draw:frame>
        <draw:custom-shape draw:style-name="gr18" draw:text-style-name="P9" draw:layer="layout" svg:width="0.617cm" svg:height="2.972cm" svg:x="19.026cm" svg:y="7.672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4.064cm" svg:height="1.27cm" svg:x="11.176cm" svg:y="5.85cm">
          <draw:text-box>
            <text:p>30,000 px</text:p>
          </draw:text-box>
        </draw:frame>
        <draw:line draw:style-name="gr14" draw:text-style-name="P4" draw:layer="layout" svg:x1="6.604cm" svg:y1="6.858cm" svg:x2="6.604cm" svg:y2="7.366cm">
          <text:p/>
        </draw:line>
        <draw:line draw:style-name="gr14" draw:text-style-name="P4" draw:layer="layout" svg:x1="19.673cm" svg:y1="6.858cm" svg:x2="19.673cm" svg:y2="7.366cm">
          <text:p/>
        </draw:line>
        <draw:line draw:style-name="gr15" draw:text-style-name="P4" draw:layer="layout" svg:x1="19.673cm" svg:y1="7.12cm" svg:x2="6.604cm" svg:y2="7.12cm">
          <text:p/>
        </draw:line>
        <draw:frame draw:style-name="gr12" draw:text-style-name="P10" draw:layer="layout" svg:width="4.064cm" svg:height="1.27cm" svg:x="12.446cm" svg:y="19.05cm">
          <draw:text-box>
            <text:p text:style-name="P8">1,920 px</text:p>
          </draw:text-box>
        </draw:frame>
        <draw:frame draw:style-name="gr12" draw:text-style-name="P7" draw:layer="layout" svg:width="4.064cm" svg:height="1.27cm" svg:x="18.527cm" svg:y="18.815cm">
          <draw:text-box>
            <text:p>1,080 px</text:p>
          </draw:text-box>
        </draw:frame>
        <draw:line draw:style-name="gr14" draw:text-style-name="P4" draw:layer="layout" svg:x1="10.922cm" svg:y1="18.542cm" svg:x2="10.922cm" svg:y2="19.05cm">
          <text:p/>
        </draw:line>
        <draw:line draw:style-name="gr14" draw:text-style-name="P4" draw:layer="layout" svg:x1="18.034cm" svg:y1="18.542cm" svg:x2="18.034cm" svg:y2="19.05cm">
          <text:p/>
        </draw:line>
        <draw:line draw:style-name="gr15" draw:text-style-name="P4" draw:layer="layout" svg:x1="18.034cm" svg:y1="18.804cm" svg:x2="10.922cm" svg:y2="18.804cm">
          <text:p/>
        </draw:line>
        <draw:line draw:style-name="gr14" draw:text-style-name="P4" draw:layer="layout" svg:x1="19.304cm" svg:y1="13.919cm" svg:x2="18.288cm" svg:y2="13.919cm">
          <text:p/>
        </draw:line>
        <draw:line draw:style-name="gr14" draw:text-style-name="P4" draw:layer="layout" svg:x1="19.304cm" svg:y1="18.034cm" svg:x2="18.288cm" svg:y2="18.034cm">
          <text:p/>
        </draw:line>
        <draw:line draw:style-name="gr19" draw:text-style-name="P4" draw:layer="layout" svg:x1="18.796cm" svg:y1="13.208cm" svg:x2="18.796cm" svg:y2="13.97cm">
          <text:p/>
        </draw:line>
        <draw:line draw:style-name="gr20" draw:text-style-name="P4" draw:layer="layout" svg:x1="18.796cm" svg:y1="18.034cm" svg:x2="18.796cm" svg:y2="18.796cm">
          <text:p/>
        </draw:line>
        <draw:line draw:style-name="gr17" draw:text-style-name="P4" draw:layer="layout" svg:x1="13.462cm" svg:y1="12.446cm" svg:x2="13.97cm" svg:y2="13.716cm">
          <text:p/>
        </draw:line>
        <draw:frame draw:style-name="gr13" draw:text-style-name="P7" draw:layer="layout" svg:width="4.064cm" svg:height="2.462cm" svg:x="20.427cm" svg:y="8.696cm">
          <draw:text-box>
            <text:p>Mural</text:p>
          </draw:text-box>
        </draw:frame>
        <draw:path draw:style-name="gr14" draw:text-style-name="P4" draw:layer="layout" svg:width="3.201cm" svg:height="1.015cm" svg:x="4.926cm" svg:y="16.002cm" svg:viewBox="0 0 3202 1016" svg:d="M0 1016c2440 0 3202-1016 3202-1016">
          <text:p/>
        </draw:path>
        <draw:line draw:style-name="gr14" draw:text-style-name="P4" draw:layer="layout" svg:x1="9.398cm" svg:y1="10.414cm" svg:x2="9.144cm" svg:y2="10.668cm">
          <text:p/>
        </draw:line>
        <draw:line draw:style-name="gr14" draw:text-style-name="P4" draw:layer="layout" svg:x1="8.99cm" svg:y1="7.62cm" svg:x2="8.228cm" svg:y2="8.382cm">
          <text:p/>
        </draw:line>
        <draw:line draw:style-name="gr14" draw:text-style-name="P4" draw:layer="layout" svg:x1="19.693cm" svg:y1="9.976cm" svg:x2="18.846cm" svg:y2="10.484cm">
          <text:p/>
        </draw:line>
        <draw:line draw:style-name="gr14" draw:text-style-name="P4" draw:layer="layout" svg:x1="6.604cm" svg:y1="9.906cm" svg:x2="7.366cm" svg:y2="9.398cm">
          <text:p/>
        </draw:line>
        <draw:line draw:style-name="gr14" draw:text-style-name="P4" draw:layer="layout" svg:x1="7.366cm" svg:y1="10.16cm" svg:x2="6.604cm" svg:y2="9.298cm">
          <text:p/>
        </draw:line>
        <draw:line draw:style-name="gr14" draw:text-style-name="P4" draw:layer="layout" svg:x1="19.667cm" svg:y1="9.398cm" svg:x2="19.026cm" svg:y2="8.89cm">
          <text:p/>
        </draw:line>
        <presentation:notes draw:style-name="dp2">
          <draw:page-thumbnail draw:style-name="gr21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14" draw:text-style-name="P12" draw:layer="layout" svg:x1="5.118cm" svg:y1="1.691cm" svg:x2="4.572cm" svg:y2="1.691cm">
          <text:p/>
        </draw:line>
        <draw:line draw:style-name="gr14" draw:text-style-name="P12" draw:layer="layout" svg:x1="5.118cm" svg:y1="3.727cm" svg:x2="4.572cm" svg:y2="3.727cm">
          <text:p/>
        </draw:line>
        <draw:line draw:style-name="gr15" draw:text-style-name="P12" draw:layer="layout" svg:x1="4.879cm" svg:y1="1.691cm" svg:x2="4.879cm" svg:y2="3.728cm">
          <text:p/>
        </draw:line>
        <draw:g>
          <draw:custom-shape draw:style-name="gr22" draw:text-style-name="P13" draw:layer="layout" svg:width="8.717cm" svg:height="2.036cm" svg:x="5.287cm" svg:y="1.69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412cm" svg:height="1.986cm" svg:x="13.576cm" svg:y="1.725cm">
            <text:p/>
            <draw:enhanced-geometry svg:viewBox="0 0 21600 21600" draw:type="rectangle" draw:enhanced-path="M 0 0 L 21600 0 21600 21600 0 21600 0 0 Z N"/>
          </draw:custom-shape>
        </draw:g>
        <draw:frame draw:style-name="gr24" draw:text-style-name="P16" draw:layer="layout" svg:width="2.712cm" svg:height="0.849cm" svg:x="8.338cm" svg:y="0.508cm">
          <draw:text-box>
            <text:p text:style-name="P15">30,000 px</text:p>
          </draw:text-box>
        </draw:frame>
        <draw:line draw:style-name="gr14" draw:text-style-name="P12" draw:layer="layout" svg:x1="5.287cm" svg:y1="1.182cm" svg:x2="5.287cm" svg:y2="1.521cm">
          <text:p/>
        </draw:line>
        <draw:line draw:style-name="gr14" draw:text-style-name="P12" draw:layer="layout" svg:x1="14.008cm" svg:y1="1.182cm" svg:x2="14.008cm" svg:y2="1.521cm">
          <text:p/>
        </draw:line>
        <draw:line draw:style-name="gr15" draw:text-style-name="P12" draw:layer="layout" svg:x1="14.008cm" svg:y1="1.357cm" svg:x2="5.287cm" svg:y2="1.357cm">
          <text:p/>
        </draw:line>
        <draw:line draw:style-name="gr14" draw:text-style-name="P12" draw:layer="layout" svg:x1="7.001cm" svg:y1="3.558cm" svg:x2="6.832cm" svg:y2="3.728cm">
          <text:p/>
        </draw:line>
        <draw:line draw:style-name="gr14" draw:text-style-name="P12" draw:layer="layout" svg:x1="6.879cm" svg:y1="1.691cm" svg:x2="6.371cm" svg:y2="2.2cm">
          <text:p/>
        </draw:line>
        <draw:line draw:style-name="gr14" draw:text-style-name="P12" draw:layer="layout" svg:x1="14.021cm" svg:y1="3.265cm" svg:x2="13.456cm" svg:y2="3.604cm">
          <text:p/>
        </draw:line>
        <draw:line draw:style-name="gr14" draw:text-style-name="P12" draw:layer="layout" svg:x1="5.287cm" svg:y1="3.218cm" svg:x2="5.795cm" svg:y2="2.879cm">
          <text:p/>
        </draw:line>
        <draw:line draw:style-name="gr14" draw:text-style-name="P12" draw:layer="layout" svg:x1="14.004cm" svg:y1="2.878cm" svg:x2="13.576cm" svg:y2="2.539cm">
          <text:p/>
        </draw:line>
        <draw:frame draw:style-name="gr25" draw:text-style-name="P16" draw:layer="layout" svg:width="2.712cm" svg:height="1.645cm" svg:x="2.54cm" svg:y="2.419cm">
          <draw:text-box>
            <text:p text:style-name="P15">6,900 px</text:p>
          </draw:text-box>
        </draw:frame>
        <draw:g>
          <draw:custom-shape draw:style-name="gr22" draw:text-style-name="P13" draw:layer="layout" svg:width="8.717cm" svg:height="2.036cm" svg:x="5.278cm" svg:y="3.69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412cm" svg:height="1.986cm" svg:x="13.567cm" svg:y="3.725cm">
            <text:p/>
            <draw:enhanced-geometry svg:viewBox="0 0 21600 21600" draw:type="rectangle" draw:enhanced-path="M 0 0 L 21600 0 21600 21600 0 21600 0 0 Z N"/>
          </draw:custom-shape>
        </draw:g>
        <draw:line draw:style-name="gr14" draw:text-style-name="P12" draw:layer="layout" svg:x1="6.992cm" svg:y1="5.558cm" svg:x2="6.823cm" svg:y2="5.728cm">
          <text:p/>
        </draw:line>
        <draw:line draw:style-name="gr14" draw:text-style-name="P12" draw:layer="layout" svg:x1="6.87cm" svg:y1="3.691cm" svg:x2="6.362cm" svg:y2="4.2cm">
          <text:p/>
        </draw:line>
        <draw:line draw:style-name="gr14" draw:text-style-name="P12" draw:layer="layout" svg:x1="14.012cm" svg:y1="5.265cm" svg:x2="13.447cm" svg:y2="5.604cm">
          <text:p/>
        </draw:line>
        <draw:line draw:style-name="gr14" draw:text-style-name="P12" draw:layer="layout" svg:x1="5.278cm" svg:y1="5.218cm" svg:x2="5.786cm" svg:y2="4.879cm">
          <text:p/>
        </draw:line>
        <draw:line draw:style-name="gr14" draw:text-style-name="P12" draw:layer="layout" svg:x1="13.995cm" svg:y1="4.878cm" svg:x2="13.567cm" svg:y2="4.539cm">
          <text:p/>
        </draw:line>
        <draw:g>
          <draw:custom-shape draw:style-name="gr22" draw:text-style-name="P13" draw:layer="layout" svg:width="8.717cm" svg:height="2.036cm" svg:x="14.031cm" svg:y="1.69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0.412cm" svg:height="1.986cm" svg:x="22.32cm" svg:y="1.733cm">
            <text:p/>
            <draw:enhanced-geometry svg:viewBox="0 0 21600 21600" draw:type="rectangle" draw:enhanced-path="M 0 0 L 21600 0 21600 21600 0 21600 0 0 Z N"/>
          </draw:custom-shape>
        </draw:g>
        <draw:line draw:style-name="gr14" draw:text-style-name="P12" draw:layer="layout" svg:x1="15.745cm" svg:y1="3.566cm" svg:x2="15.576cm" svg:y2="3.736cm">
          <text:p/>
        </draw:line>
        <draw:line draw:style-name="gr14" draw:text-style-name="P12" draw:layer="layout" svg:x1="15.623cm" svg:y1="1.699cm" svg:x2="15.115cm" svg:y2="2.208cm">
          <text:p/>
        </draw:line>
        <draw:line draw:style-name="gr14" draw:text-style-name="P12" draw:layer="layout" svg:x1="22.765cm" svg:y1="3.273cm" svg:x2="22.2cm" svg:y2="3.612cm">
          <text:p/>
        </draw:line>
        <draw:line draw:style-name="gr14" draw:text-style-name="P12" draw:layer="layout" svg:x1="14.031cm" svg:y1="3.226cm" svg:x2="14.539cm" svg:y2="2.887cm">
          <text:p/>
        </draw:line>
        <draw:line draw:style-name="gr14" draw:text-style-name="P12" draw:layer="layout" svg:x1="14.54cm" svg:y1="3.301cm" svg:x2="14.031cm" svg:y2="2.895cm">
          <text:p/>
        </draw:line>
        <draw:line draw:style-name="gr14" draw:text-style-name="P12" draw:layer="layout" svg:x1="22.748cm" svg:y1="2.886cm" svg:x2="22.32cm" svg:y2="2.547cm">
          <text:p/>
        </draw:line>
        <draw:line draw:style-name="gr14" draw:text-style-name="P12" draw:layer="layout" svg:x1="5.786cm" svg:y1="3.285cm" svg:x2="5.277cm" svg:y2="2.879cm">
          <text:p/>
        </draw:line>
        <draw:line draw:style-name="gr14" draw:text-style-name="P12" draw:layer="layout" svg:x1="5.787cm" svg:y1="5.285cm" svg:x2="5.278cm" svg:y2="4.879cm">
          <text:p/>
        </draw:line>
        <draw:frame draw:style-name="gr16" draw:text-style-name="P10" draw:layer="layout" svg:width="7.874cm" svg:height="0.988cm" svg:x="14.478cm" svg:y="4.318cm">
          <draw:text-box>
            <text:p text:style-name="P8">Long mural</text:p>
          </draw:text-box>
        </draw:frame>
        <draw:g>
          <draw:custom-shape draw:style-name="gr26" draw:text-style-name="P17" draw:layer="layout" svg:width="2.54cm" svg:height="3.048cm" svg:x="4.717cm" svg:y="11.43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4.772cm" svg:y="11.45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308cm" svg:height="0.508cm" svg:x="4.772cm" svg:y="11.95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4.772cm" svg:y="12.45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4.772cm" svg:y="12.959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308cm" svg:height="0.508cm" svg:x="4.772cm" svg:y="13.45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308cm" svg:height="0.508cm" svg:x="4.772cm" svg:y="13.95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5.472cm" svg:y="11.477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5.872cm" svg:y="11.477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6.272cm" svg:y="11.47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5.472cm" svg:y="13.93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5.872cm" svg:y="13.936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6.272cm" svg:y="13.936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308cm" svg:height="0.508cm" svg:x="6.922cm" svg:y="11.46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6.922cm" svg:y="11.96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6.922cm" svg:y="12.46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308cm" svg:height="0.508cm" svg:x="6.922cm" svg:y="12.964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308cm" svg:height="0.508cm" svg:x="6.922cm" svg:y="13.46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6.922cm" svg:y="13.97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17" draw:layer="layout" svg:width="2.54cm" svg:height="3.048cm" svg:x="7.265cm" svg:y="10.92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7.32cm" svg:y="10.95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308cm" svg:height="0.508cm" svg:x="7.32cm" svg:y="11.45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7.32cm" svg:y="11.95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7.32cm" svg:y="12.451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308cm" svg:height="0.508cm" svg:x="7.32cm" svg:y="12.951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308cm" svg:height="0.508cm" svg:x="7.32cm" svg:y="13.45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8.02cm" svg:y="10.96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8.42cm" svg:y="10.96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8.82cm" svg:y="10.96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8.02cm" svg:y="13.42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8.42cm" svg:y="13.42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8.82cm" svg:y="13.42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308cm" svg:height="0.508cm" svg:x="9.47cm" svg:y="10.95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9.47cm" svg:y="11.456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9.47cm" svg:y="11.956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308cm" svg:height="0.508cm" svg:x="9.47cm" svg:y="12.45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308cm" svg:height="0.508cm" svg:x="9.47cm" svg:y="12.95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9.47cm" svg:y="13.46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17" draw:layer="layout" svg:width="2.54cm" svg:height="3.048cm" svg:x="4.717cm" svg:y="14.47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4.772cm" svg:y="14.50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308cm" svg:height="0.508cm" svg:x="4.772cm" svg:y="15.00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4.772cm" svg:y="15.50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4.772cm" svg:y="16.005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308cm" svg:height="0.508cm" svg:x="4.772cm" svg:y="16.50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308cm" svg:height="0.508cm" svg:x="4.772cm" svg:y="17.00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5.472cm" svg:y="14.523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5.872cm" svg:y="14.523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6.272cm" svg:y="14.52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5.472cm" svg:y="16.982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5.872cm" svg:y="16.98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6.272cm" svg:y="16.98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308cm" svg:height="0.508cm" svg:x="6.922cm" svg:y="14.5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6.922cm" svg:y="15.0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6.922cm" svg:y="15.51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308cm" svg:height="0.508cm" svg:x="6.922cm" svg:y="16.01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308cm" svg:height="0.508cm" svg:x="6.922cm" svg:y="16.5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6.922cm" svg:y="17.01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17" draw:layer="layout" svg:width="2.54cm" svg:height="3.048cm" svg:x="7.265cm" svg:y="13.9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7.32cm" svg:y="13.99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308cm" svg:height="0.508cm" svg:x="7.32cm" svg:y="14.497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7.32cm" svg:y="14.997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7.32cm" svg:y="15.49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308cm" svg:height="0.508cm" svg:x="7.32cm" svg:y="15.99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308cm" svg:height="0.508cm" svg:x="7.32cm" svg:y="16.49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8.02cm" svg:y="14.01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8.42cm" svg:y="14.01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8.82cm" svg:y="14.01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8.02cm" svg:y="16.47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8.42cm" svg:y="16.47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8.82cm" svg:y="16.47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308cm" svg:height="0.508cm" svg:x="9.47cm" svg:y="14.002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9.47cm" svg:y="14.50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9.47cm" svg:y="15.002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308cm" svg:height="0.508cm" svg:x="9.47cm" svg:y="15.50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308cm" svg:height="0.508cm" svg:x="9.47cm" svg:y="16.00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9.47cm" svg:y="16.5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17" draw:layer="layout" svg:width="2.54cm" svg:height="3.048cm" svg:x="9.808cm" svg:y="10.41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9.863cm" svg:y="10.44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308cm" svg:height="0.508cm" svg:x="9.863cm" svg:y="10.94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9.863cm" svg:y="11.44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9.863cm" svg:y="11.941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308cm" svg:height="0.508cm" svg:x="9.863cm" svg:y="12.441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308cm" svg:height="0.508cm" svg:x="9.863cm" svg:y="12.94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0.563cm" svg:y="10.45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0.963cm" svg:y="10.45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1.363cm" svg:y="10.45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0.563cm" svg:y="12.91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0.963cm" svg:y="12.91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1.363cm" svg:y="12.91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308cm" svg:height="0.508cm" svg:x="12.013cm" svg:y="10.44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2.013cm" svg:y="10.946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2.013cm" svg:y="11.446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308cm" svg:height="0.508cm" svg:x="12.013cm" svg:y="11.94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308cm" svg:height="0.508cm" svg:x="12.013cm" svg:y="12.44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2.013cm" svg:y="12.9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17" draw:layer="layout" svg:width="2.54cm" svg:height="3.048cm" svg:x="12.356cm" svg:y="9.90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2.411cm" svg:y="9.93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308cm" svg:height="0.508cm" svg:x="12.411cm" svg:y="10.433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2.411cm" svg:y="10.933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2.411cm" svg:y="11.43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308cm" svg:height="0.508cm" svg:x="12.411cm" svg:y="11.933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308cm" svg:height="0.508cm" svg:x="12.411cm" svg:y="12.43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3.111cm" svg:y="9.95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3.511cm" svg:y="9.95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3.911cm" svg:y="9.95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3.111cm" svg:y="12.4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3.511cm" svg:y="12.4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3.911cm" svg:y="12.4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308cm" svg:height="0.508cm" svg:x="14.561cm" svg:y="9.93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4.561cm" svg:y="10.43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4.561cm" svg:y="10.938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308cm" svg:height="0.508cm" svg:x="14.561cm" svg:y="11.438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308cm" svg:height="0.508cm" svg:x="14.561cm" svg:y="11.93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4.561cm" svg:y="12.44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17" draw:layer="layout" svg:width="2.54cm" svg:height="3.048cm" svg:x="9.808cm" svg:y="13.4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9.863cm" svg:y="13.48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308cm" svg:height="0.508cm" svg:x="9.863cm" svg:y="13.987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9.863cm" svg:y="14.487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9.863cm" svg:y="14.98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308cm" svg:height="0.508cm" svg:x="9.863cm" svg:y="15.48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308cm" svg:height="0.508cm" svg:x="9.863cm" svg:y="15.98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0.563cm" svg:y="13.50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0.963cm" svg:y="13.50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1.363cm" svg:y="13.50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0.563cm" svg:y="15.96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0.963cm" svg:y="15.96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1.363cm" svg:y="15.96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308cm" svg:height="0.508cm" svg:x="12.013cm" svg:y="13.492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2.013cm" svg:y="13.99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2.013cm" svg:y="14.492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308cm" svg:height="0.508cm" svg:x="12.013cm" svg:y="14.99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308cm" svg:height="0.508cm" svg:x="12.013cm" svg:y="15.49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2.013cm" svg:y="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17" draw:layer="layout" svg:width="2.54cm" svg:height="3.048cm" svg:x="12.356cm" svg:y="12.95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2.411cm" svg:y="12.97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308cm" svg:height="0.508cm" svg:x="12.411cm" svg:y="13.47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2.411cm" svg:y="13.97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2.411cm" svg:y="14.479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308cm" svg:height="0.508cm" svg:x="12.411cm" svg:y="14.97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308cm" svg:height="0.508cm" svg:x="12.411cm" svg:y="15.47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3.111cm" svg:y="12.997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3.511cm" svg:y="12.997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3.911cm" svg:y="12.99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3.111cm" svg:y="15.45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3.511cm" svg:y="15.456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3.911cm" svg:y="15.456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308cm" svg:height="0.508cm" svg:x="14.561cm" svg:y="12.98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4.561cm" svg:y="13.48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4.561cm" svg:y="13.98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308cm" svg:height="0.508cm" svg:x="14.561cm" svg:y="14.484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308cm" svg:height="0.508cm" svg:x="14.561cm" svg:y="14.98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4.561cm" svg:y="15.49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17" draw:layer="layout" svg:width="2.54cm" svg:height="3.048cm" svg:x="14.899cm" svg:y="9.36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4.954cm" svg:y="9.39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308cm" svg:height="0.508cm" svg:x="14.954cm" svg:y="9.89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4.954cm" svg:y="10.39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4.954cm" svg:y="10.895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308cm" svg:height="0.508cm" svg:x="14.954cm" svg:y="11.39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308cm" svg:height="0.508cm" svg:x="14.954cm" svg:y="11.89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5.654cm" svg:y="9.413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6.054cm" svg:y="9.413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6.454cm" svg:y="9.41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5.654cm" svg:y="11.872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6.054cm" svg:y="11.87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6.454cm" svg:y="11.87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308cm" svg:height="0.508cm" svg:x="17.104cm" svg:y="9.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7.104cm" svg:y="9.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7.104cm" svg:y="10.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308cm" svg:height="0.508cm" svg:x="17.104cm" svg:y="10.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308cm" svg:height="0.508cm" svg:x="17.104cm" svg:y="11.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7.104cm" svg:y="11.9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17" draw:layer="layout" svg:width="2.54cm" svg:height="3.048cm" svg:x="17.447cm" svg:y="8.8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7.502cm" svg:y="8.88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308cm" svg:height="0.508cm" svg:x="17.502cm" svg:y="9.387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7.502cm" svg:y="9.887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7.502cm" svg:y="10.38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308cm" svg:height="0.508cm" svg:x="17.502cm" svg:y="10.88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308cm" svg:height="0.508cm" svg:x="17.502cm" svg:y="11.38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8.202cm" svg:y="8.90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8.602cm" svg:y="8.90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9.002cm" svg:y="8.90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8.202cm" svg:y="11.36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8.602cm" svg:y="11.36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9.002cm" svg:y="11.36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308cm" svg:height="0.508cm" svg:x="19.652cm" svg:y="8.892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9.652cm" svg:y="9.39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9.652cm" svg:y="9.892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308cm" svg:height="0.508cm" svg:x="19.652cm" svg:y="10.39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308cm" svg:height="0.508cm" svg:x="19.652cm" svg:y="10.89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9.652cm" svg:y="11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17" draw:layer="layout" svg:width="2.54cm" svg:height="3.048cm" svg:x="14.899cm" svg:y="12.41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4.954cm" svg:y="12.44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308cm" svg:height="0.508cm" svg:x="14.954cm" svg:y="12.94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4.954cm" svg:y="13.44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4.954cm" svg:y="13.941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308cm" svg:height="0.508cm" svg:x="14.954cm" svg:y="14.441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308cm" svg:height="0.508cm" svg:x="14.954cm" svg:y="14.94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5.654cm" svg:y="12.45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6.054cm" svg:y="12.45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6.454cm" svg:y="12.45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5.654cm" svg:y="14.91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6.054cm" svg:y="14.91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6.454cm" svg:y="14.91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308cm" svg:height="0.508cm" svg:x="17.104cm" svg:y="12.44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7.104cm" svg:y="12.946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7.104cm" svg:y="13.446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308cm" svg:height="0.508cm" svg:x="17.104cm" svg:y="13.94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308cm" svg:height="0.508cm" svg:x="17.104cm" svg:y="14.44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7.104cm" svg:y="14.9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17" draw:layer="layout" svg:width="2.54cm" svg:height="3.048cm" svg:x="17.447cm" svg:y="11.90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7.502cm" svg:y="11.93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308cm" svg:height="0.508cm" svg:x="17.502cm" svg:y="12.433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7.502cm" svg:y="12.933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7.502cm" svg:y="13.43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308cm" svg:height="0.508cm" svg:x="17.502cm" svg:y="13.933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308cm" svg:height="0.508cm" svg:x="17.502cm" svg:y="14.43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8.202cm" svg:y="11.95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8.602cm" svg:y="11.95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9.002cm" svg:y="11.95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8.202cm" svg:y="14.4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8.602cm" svg:y="14.4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9.002cm" svg:y="14.4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308cm" svg:height="0.508cm" svg:x="19.652cm" svg:y="11.93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9.652cm" svg:y="12.43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9.652cm" svg:y="12.938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308cm" svg:height="0.508cm" svg:x="19.652cm" svg:y="13.438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308cm" svg:height="0.508cm" svg:x="19.652cm" svg:y="13.93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9.652cm" svg:y="14.44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17" draw:layer="layout" svg:width="2.54cm" svg:height="3.048cm" svg:x="9.808cm" svg:y="10.41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9.863cm" svg:y="10.44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308cm" svg:height="0.508cm" svg:x="9.863cm" svg:y="10.94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9.863cm" svg:y="11.44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9.863cm" svg:y="11.941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308cm" svg:height="0.508cm" svg:x="9.863cm" svg:y="12.441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308cm" svg:height="0.508cm" svg:x="9.863cm" svg:y="12.94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0.563cm" svg:y="10.45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0.963cm" svg:y="10.45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1.363cm" svg:y="10.45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0.563cm" svg:y="12.91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0.963cm" svg:y="12.91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1.363cm" svg:y="12.91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308cm" svg:height="0.508cm" svg:x="12.013cm" svg:y="10.44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2.013cm" svg:y="10.946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2.013cm" svg:y="11.446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308cm" svg:height="0.508cm" svg:x="12.013cm" svg:y="11.94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308cm" svg:height="0.508cm" svg:x="12.013cm" svg:y="12.44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2.013cm" svg:y="12.9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17" draw:layer="layout" svg:width="2.54cm" svg:height="3.048cm" svg:x="12.356cm" svg:y="9.90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2.411cm" svg:y="9.933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308cm" svg:height="0.508cm" svg:x="12.411cm" svg:y="10.433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2.411cm" svg:y="10.933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2.411cm" svg:y="11.43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308cm" svg:height="0.508cm" svg:x="12.411cm" svg:y="11.933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308cm" svg:height="0.508cm" svg:x="12.411cm" svg:y="12.43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3.111cm" svg:y="9.95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3.511cm" svg:y="9.95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3.911cm" svg:y="9.95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3.111cm" svg:y="12.4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3.511cm" svg:y="12.4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3.911cm" svg:y="12.4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308cm" svg:height="0.508cm" svg:x="14.561cm" svg:y="9.93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4.561cm" svg:y="10.43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4.561cm" svg:y="10.938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308cm" svg:height="0.508cm" svg:x="14.561cm" svg:y="11.438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308cm" svg:height="0.508cm" svg:x="14.561cm" svg:y="11.93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4.561cm" svg:y="12.44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17" draw:layer="layout" svg:width="2.54cm" svg:height="3.048cm" svg:x="9.808cm" svg:y="13.4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9.863cm" svg:y="13.487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308cm" svg:height="0.508cm" svg:x="9.863cm" svg:y="13.987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9.863cm" svg:y="14.487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9.863cm" svg:y="14.98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308cm" svg:height="0.508cm" svg:x="9.863cm" svg:y="15.48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308cm" svg:height="0.508cm" svg:x="9.863cm" svg:y="15.98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0.563cm" svg:y="13.50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0.963cm" svg:y="13.50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1.363cm" svg:y="13.50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0.563cm" svg:y="15.96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0.963cm" svg:y="15.96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1.363cm" svg:y="15.96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308cm" svg:height="0.508cm" svg:x="12.013cm" svg:y="13.492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2.013cm" svg:y="13.99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2.013cm" svg:y="14.492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308cm" svg:height="0.508cm" svg:x="12.013cm" svg:y="14.99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308cm" svg:height="0.508cm" svg:x="12.013cm" svg:y="15.49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2.013cm" svg:y="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17" draw:layer="layout" svg:width="2.54cm" svg:height="3.048cm" svg:x="12.356cm" svg:y="12.95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2.411cm" svg:y="12.97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308cm" svg:height="0.508cm" svg:x="12.411cm" svg:y="13.47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2.411cm" svg:y="13.979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2.411cm" svg:y="14.479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308cm" svg:height="0.508cm" svg:x="12.411cm" svg:y="14.97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308cm" svg:height="0.508cm" svg:x="12.411cm" svg:y="15.47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3.111cm" svg:y="12.997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3.511cm" svg:y="12.997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3.911cm" svg:y="12.99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3.111cm" svg:y="15.45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3.511cm" svg:y="15.456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3.911cm" svg:y="15.456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9" draw:layer="layout" svg:width="0.308cm" svg:height="0.508cm" svg:x="14.561cm" svg:y="12.98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0.308cm" svg:height="0.508cm" svg:x="14.561cm" svg:y="13.48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0" draw:layer="layout" svg:width="0.308cm" svg:height="0.508cm" svg:x="14.561cm" svg:y="13.98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308cm" svg:height="0.508cm" svg:x="14.561cm" svg:y="14.484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0.308cm" svg:height="0.508cm" svg:x="14.561cm" svg:y="14.98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8" draw:layer="layout" svg:width="0.308cm" svg:height="0.508cm" svg:x="14.561cm" svg:y="15.492cm">
            <text:p/>
            <draw:enhanced-geometry svg:viewBox="0 0 21600 21600" draw:type="rectangle" draw:enhanced-path="M 0 0 L 21600 0 21600 21600 0 21600 0 0 Z N"/>
          </draw:custom-shape>
        </draw:g>
        <draw:frame draw:style-name="gr24" draw:text-style-name="P16" draw:layer="layout" svg:width="2.712cm" svg:height="0.849cm" svg:x="10.392cm" svg:y="7.492cm">
          <draw:text-box>
            <text:p text:style-name="P15">30,000 px</text:p>
          </draw:text-box>
        </draw:frame>
        <draw:line draw:style-name="gr14" draw:text-style-name="P12" draw:layer="layout" svg:x1="4.788cm" svg:y1="8.083cm" svg:x2="4.788cm" svg:y2="10.922cm">
          <text:p/>
        </draw:line>
        <draw:line draw:style-name="gr14" draw:text-style-name="P12" draw:layer="layout" svg:x1="19.986cm" svg:y1="8.083cm" svg:x2="19.986cm" svg:y2="8.422cm">
          <text:p/>
        </draw:line>
        <draw:line draw:style-name="gr15" draw:text-style-name="P12" draw:layer="layout" svg:x1="19.986cm" svg:y1="8.258cm" svg:x2="4.788cm" svg:y2="8.258cm">
          <text:p/>
        </draw:line>
        <draw:custom-shape draw:style-name="gr33" draw:text-style-name="P4" draw:layer="layout" svg:width="15.291cm" svg:height="3.046cm" svg:x="4.696cm" svg:y="11.432cm">
          <text:p/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4.184cm" svg:y1="11.429cm" svg:x2="3.638cm" svg:y2="11.429cm">
          <text:p/>
        </draw:line>
        <draw:line draw:style-name="gr14" draw:text-style-name="P12" draw:layer="layout" svg:x1="4.184cm" svg:y1="14.478cm" svg:x2="3.638cm" svg:y2="14.478cm">
          <text:p/>
        </draw:line>
        <draw:line draw:style-name="gr15" draw:text-style-name="P12" draw:layer="layout" svg:x1="3.945cm" svg:y1="11.429cm" svg:x2="3.945cm" svg:y2="14.478cm">
          <text:p/>
        </draw:line>
        <draw:frame draw:style-name="gr25" draw:text-style-name="P16" draw:layer="layout" svg:width="2.712cm" svg:height="1.645cm" svg:x="1.606cm" svg:y="12.658cm">
          <draw:text-box>
            <text:p text:style-name="P15">6,900 px</text:p>
          </draw:text-box>
        </draw:frame>
        <draw:line draw:style-name="gr14" draw:text-style-name="P12" draw:layer="layout" svg:x1="10.668cm" svg:y1="17.017cm" svg:x2="10.122cm" svg:y2="17.017cm">
          <text:p/>
        </draw:line>
        <draw:line draw:style-name="gr14" draw:text-style-name="P12" draw:layer="layout" svg:x1="10.668cm" svg:y1="17.526cm" svg:x2="7.366cm" svg:y2="17.526cm">
          <text:p/>
        </draw:line>
        <draw:frame draw:style-name="gr25" draw:text-style-name="P16" draw:layer="layout" svg:width="2.712cm" svg:height="1.645cm" svg:x="10.274cm" svg:y="17.973cm">
          <draw:text-box>
            <text:p text:style-name="P15">1,150 px</text:p>
          </draw:text-box>
        </draw:frame>
        <draw:line draw:style-name="gr20" draw:text-style-name="P12" draw:layer="layout" svg:x1="10.414cm" svg:y1="17.526cm" svg:x2="10.414cm" svg:y2="18.288cm">
          <text:p/>
        </draw:line>
        <draw:line draw:style-name="gr20" draw:text-style-name="P12" draw:layer="layout" svg:x1="10.418cm" svg:y1="17.017cm" svg:x2="10.418cm" svg:y2="16.764cm">
          <text:p/>
        </draw:line>
        <draw:frame draw:style-name="gr16" draw:text-style-name="P10" draw:layer="layout" svg:width="7.874cm" svg:height="0.988cm" svg:x="13.316cm" svg:y="16.209cm">
          <draw:text-box>
            <text:p text:style-name="P8">Short mural</text:p>
          </draw:text-box>
        </draw:frame>
        <draw:frame draw:style-name="gr34" draw:text-style-name="P16" draw:layer="layout" svg:width="2.715cm" svg:height="0.765cm" svg:x="4.873cm" svg:y="18.333cm">
          <draw:text-box>
            <text:p text:style-name="P15">5,000 px</text:p>
          </draw:text-box>
        </draw:frame>
        <draw:line draw:style-name="gr14" draw:text-style-name="P12" draw:layer="layout" svg:x1="4.742cm" svg:y1="17.78cm" svg:x2="4.742cm" svg:y2="18.119cm">
          <text:p/>
        </draw:line>
        <draw:line draw:style-name="gr14" draw:text-style-name="P12" draw:layer="layout" svg:x1="7.282cm" svg:y1="17.78cm" svg:x2="7.282cm" svg:y2="18.119cm">
          <text:p/>
        </draw:line>
        <draw:line draw:style-name="gr15" draw:text-style-name="P12" draw:layer="layout" svg:x1="7.282cm" svg:y1="17.955cm" svg:x2="4.742cm" svg:y2="17.955cm">
          <text:p/>
        </draw:line>
        <presentation:notes draw:style-name="dp2">
          <draw:page-thumbnail draw:style-name="gr21" draw:layer="layout" svg:width="13.968cm" svg:height="10.476cm" svg:x="3.81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g>
          <draw:custom-shape draw:style-name="gr35" draw:text-style-name="P23" draw:layer="layout" svg:width="7.112cm" svg:height="4.115cm" svg:x="3.793cm" svg:y="8.5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" draw:text-style-name="P4" draw:layer="layout" svg:x1="7.603cm" svg:y1="10.337cm" svg:x2="10.397cm" svg:y2="8.813cm">
            <text:p/>
          </draw:line>
          <draw:line draw:style-name="gr14" draw:text-style-name="P4" draw:layer="layout" svg:x1="8.111cm" svg:y1="10.845cm" svg:x2="10.143cm" svg:y2="11.353cm">
            <text:p/>
          </draw:line>
          <draw:line draw:style-name="gr14" draw:text-style-name="P4" draw:layer="layout" svg:x1="5.317cm" svg:y1="8.813cm" svg:x2="7.095cm" svg:y2="10.337cm">
            <text:p/>
          </draw:line>
          <draw:line draw:style-name="gr14" draw:text-style-name="P4" draw:layer="layout" svg:x1="6.333cm" svg:y1="11.099cm" svg:x2="4.555cm" svg:y2="12.115cm">
            <text:p/>
          </draw:line>
          <draw:line draw:style-name="gr14" draw:text-style-name="P4" draw:layer="layout" svg:x1="7.349cm" svg:y1="11.353cm" svg:x2="7.349cm" svg:y2="12.369cm">
            <text:p/>
          </draw:line>
        </draw:g>
        <draw:custom-shape draw:style-name="gr35" draw:text-style-name="P23" draw:layer="layout" svg:width="7.112cm" svg:height="4.115cm" svg:x="2.193cm" svg:y="1.705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6.003cm" svg:y1="3.537cm" svg:x2="8.797cm" svg:y2="2.013cm">
          <text:p/>
        </draw:line>
        <draw:line draw:style-name="gr14" draw:text-style-name="P4" draw:layer="layout" svg:x1="6.511cm" svg:y1="4.045cm" svg:x2="8.543cm" svg:y2="4.553cm">
          <text:p/>
        </draw:line>
        <draw:line draw:style-name="gr14" draw:text-style-name="P4" draw:layer="layout" svg:x1="3.717cm" svg:y1="2.013cm" svg:x2="5.495cm" svg:y2="3.537cm">
          <text:p/>
        </draw:line>
        <draw:line draw:style-name="gr14" draw:text-style-name="P4" draw:layer="layout" svg:x1="4.733cm" svg:y1="4.299cm" svg:x2="2.955cm" svg:y2="5.315cm">
          <text:p/>
        </draw:line>
        <draw:line draw:style-name="gr14" draw:text-style-name="P4" draw:layer="layout" svg:x1="5.749cm" svg:y1="4.553cm" svg:x2="5.749cm" svg:y2="5.569cm">
          <text:p/>
        </draw:line>
        <draw:line draw:style-name="gr14" draw:text-style-name="P4" draw:layer="layout" svg:x1="15.24cm" svg:y1="1.778cm" svg:x2="14.732cm" svg:y2="1.778cm">
          <text:p/>
        </draw:line>
        <draw:line draw:style-name="gr14" draw:text-style-name="P4" draw:layer="layout" svg:x1="15.24cm" svg:y1="5.823cm" svg:x2="14.732cm" svg:y2="5.823cm">
          <text:p/>
        </draw:line>
        <draw:line draw:style-name="gr15" draw:text-style-name="P4" draw:layer="layout" svg:x1="15.012cm" svg:y1="1.778cm" svg:x2="15.012cm" svg:y2="5.823cm">
          <text:p/>
        </draw:line>
        <draw:frame draw:style-name="gr36" draw:text-style-name="P25" draw:layer="layout" svg:width="3.577cm" svg:height="0.989cm" svg:x="12.521cm" svg:y="3.456cm">
          <draw:text-box>
            <text:p text:style-name="P24">2,160 px</text:p>
          </draw:text-box>
        </draw:frame>
        <draw:line draw:style-name="gr14" draw:text-style-name="P4" draw:layer="layout" svg:x1="22.606cm" svg:y1="6.858cm" svg:x2="22.606cm" svg:y2="6.35cm">
          <text:p/>
        </draw:line>
        <draw:line draw:style-name="gr14" draw:text-style-name="P4" draw:layer="layout" svg:x1="15.494cm" svg:y1="6.858cm" svg:x2="15.494cm" svg:y2="6.35cm">
          <text:p/>
        </draw:line>
        <draw:line draw:style-name="gr15" draw:text-style-name="P4" draw:layer="layout" svg:x1="22.606cm" svg:y1="6.63cm" svg:x2="15.494cm" svg:y2="6.63cm">
          <text:p/>
        </draw:line>
        <draw:frame draw:style-name="gr37" draw:text-style-name="P27" draw:layer="layout" svg:width="3.577cm" svg:height="0.762cm" svg:x="17.505cm" svg:y="7.112cm">
          <draw:text-box>
            <text:p text:style-name="P26">3,840 px</text:p>
          </draw:text-box>
        </draw:frame>
        <draw:custom-shape draw:style-name="gr38" draw:text-style-name="P4" draw:layer="layout" svg:width="0.65cm" svg:height="0.65cm" svg:x="6.474cm" svg:y="3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draw:layer="layout" svg:width="1.27cm" svg:height="1.27cm" svg:x="4.41cm" svg:y="9.8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4" draw:layer="layout" svg:width="0.65cm" svg:height="0.65cm" svg:x="9.195cm" svg:y="10.7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0" draw:text-style-name="P4" draw:layer="layout" svg:width="1.43cm" svg:height="1.43cm" svg:x="5.59cm" svg:y="3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draw:layer="layout" svg:width="2.286cm" svg:height="2.286cm" svg:x="4.572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draw:layer="layout" svg:width="1.27cm" svg:height="1.27cm" svg:x="4.225cm" svg:y="3.0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4" draw:layer="layout" svg:width="1.43cm" svg:height="1.43cm" svg:x="7.99cm" svg:y="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2.286cm" svg:height="2.286cm" svg:x="6.48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5" draw:text-style-name="P23" draw:layer="layout" svg:width="7.112cm" svg:height="4.115cm" svg:x="0.41cm" svg:y="13.746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4" draw:layer="layout" svg:x1="4.22cm" svg:y1="15.578cm" svg:x2="7.014cm" svg:y2="14.054cm">
            <text:p/>
          </draw:line>
          <draw:line draw:style-name="gr14" draw:text-style-name="P4" draw:layer="layout" svg:x1="4.728cm" svg:y1="16.086cm" svg:x2="6.76cm" svg:y2="16.594cm">
            <text:p/>
          </draw:line>
          <draw:line draw:style-name="gr14" draw:text-style-name="P4" draw:layer="layout" svg:x1="1.934cm" svg:y1="14.054cm" svg:x2="3.712cm" svg:y2="15.578cm">
            <text:p/>
          </draw:line>
          <draw:line draw:style-name="gr14" draw:text-style-name="P4" draw:layer="layout" svg:x1="2.95cm" svg:y1="16.34cm" svg:x2="1.172cm" svg:y2="17.356cm">
            <text:p/>
          </draw:line>
          <draw:line draw:style-name="gr14" draw:text-style-name="P4" draw:layer="layout" svg:x1="3.966cm" svg:y1="16.594cm" svg:x2="3.966cm" svg:y2="17.61cm">
            <text:p/>
          </draw:line>
        </draw:g>
        <draw:custom-shape draw:style-name="gr38" draw:text-style-name="P4" draw:layer="layout" svg:width="0.65cm" svg:height="0.65cm" svg:x="1.961cm" svg:y="15.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0" draw:text-style-name="P4" draw:layer="layout" svg:width="1.43cm" svg:height="1.43cm" svg:x="2.548cm" svg:y="14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2.286cm" svg:height="2.286cm" svg:x="3.502cm" svg:y="15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3" draw:text-style-name="P29" draw:layer="layout" svg:width="3.065cm" svg:height="6.35cm" svg:x="0.716cm" svg:y="0.689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9" draw:layer="layout" svg:width="3.293cm" svg:height="6.35cm" svg:x="7.513cm" svg:y="0.52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9" draw:layer="layout" svg:width="3.732cm" svg:height="1.949cm" svg:x="3.781cm" svg:y="4.78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29" draw:layer="layout" svg:width="3.732cm" svg:height="1.614cm" svg:x="3.781cm" svg:y="1.04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30" draw:layer="layout" svg:width="3.658cm" svg:height="2.032cm" svg:x="3.811cm" svg:y="2.691cm">
            <text:p/>
            <draw:enhanced-geometry svg:viewBox="0 0 21600 21600" draw:type="rectangle" draw:enhanced-path="M 0 0 L 21600 0 21600 21600 0 21600 0 0 Z N"/>
          </draw:custom-shape>
        </draw:g>
        <draw:frame draw:style-name="gr36" draw:text-style-name="P25" draw:layer="layout" svg:width="3.577cm" svg:height="0.989cm" svg:x="9.92cm" svg:y="3.455cm">
          <draw:text-box>
            <text:p text:style-name="P24">1,080 px</text:p>
          </draw:text-box>
        </draw:frame>
        <draw:line draw:style-name="gr14" draw:text-style-name="P4" draw:layer="layout" svg:x1="3.81cm" svg:y1="5.315cm" svg:x2="3.81cm" svg:y2="6.35cm">
          <text:p/>
        </draw:line>
        <draw:line draw:style-name="gr15" draw:text-style-name="P4" draw:layer="layout" svg:x1="7.442cm" svg:y1="6.096cm" svg:x2="3.81cm" svg:y2="6.096cm">
          <text:p/>
        </draw:line>
        <draw:line draw:style-name="gr14" draw:text-style-name="P4" draw:layer="layout" svg:x1="3.81cm" svg:y1="4.926cm" svg:x2="3.81cm" svg:y2="6.451cm">
          <text:p/>
        </draw:line>
        <draw:line draw:style-name="gr14" draw:text-style-name="P4" draw:layer="layout" svg:x1="7.422cm" svg:y1="4.927cm" svg:x2="7.422cm" svg:y2="6.452cm">
          <text:p/>
        </draw:line>
        <draw:frame draw:style-name="gr36" draw:text-style-name="P27" draw:layer="layout" svg:width="3.577cm" svg:height="0.989cm" svg:x="3.889cm" svg:y="6.404cm">
          <draw:text-box>
            <text:p text:style-name="P26">1,920 px</text:p>
          </draw:text-box>
        </draw:frame>
        <draw:line draw:style-name="gr14" draw:text-style-name="P4" draw:layer="layout" svg:x1="10.16cm" svg:y1="2.629cm" svg:x2="7.874cm" svg:y2="2.629cm">
          <text:p/>
        </draw:line>
        <draw:line draw:style-name="gr14" draw:text-style-name="P4" draw:layer="layout" svg:x1="10.16cm" svg:y1="4.672cm" svg:x2="7.874cm" svg:y2="4.672cm">
          <text:p/>
        </draw:line>
        <draw:line draw:style-name="gr15" draw:text-style-name="P4" draw:layer="layout" svg:x1="9.586cm" svg:y1="2.629cm" svg:x2="9.586cm" svg:y2="4.672cm">
          <text:p/>
        </draw:line>
        <draw:custom-shape draw:style-name="gr48" draw:text-style-name="P29" draw:layer="layout" svg:width="3.065cm" svg:height="5.932cm" svg:x="0.715cm" svg:y="7.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9" draw:layer="layout" svg:width="3.664cm" svg:height="6.35cm" svg:x="7.512cm" svg:y="7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9" draw:layer="layout" svg:width="3.732cm" svg:height="1.949cm" svg:x="3.78cm" svg:y="11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3.732cm" svg:height="1.614cm" svg:x="3.78cm" svg:y="7.8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0" draw:layer="layout" svg:width="3.658cm" svg:height="2.032cm" svg:x="3.81cm" svg:y="9.5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9" draw:layer="layout" svg:width="3.545cm" svg:height="6.666cm" svg:x="0.254cm" svg:y="13.46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3.293cm" svg:height="6.35cm" svg:x="7.531cm" svg:y="13.61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3.732cm" svg:height="1.949cm" svg:x="3.799cm" svg:y="17.87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9" draw:layer="layout" svg:width="3.732cm" svg:height="2.172cm" svg:x="3.799cm" svg:y="13.57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0" draw:layer="layout" svg:width="3.658cm" svg:height="2.032cm" svg:x="3.829cm" svg:y="15.7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8" draw:layer="layout" svg:width="1.27cm" svg:height="1.27cm" svg:x="4.41cm" svg:y="16.1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35" draw:text-style-name="P23" draw:layer="layout" svg:width="7.112cm" svg:height="4.115cm" svg:x="15.494cm" svg:y="1.7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4" draw:text-style-name="P4" draw:layer="layout" svg:x1="19.304cm" svg:y1="3.559cm" svg:x2="22.098cm" svg:y2="2.035cm">
            <text:p/>
          </draw:line>
          <draw:line draw:style-name="gr14" draw:text-style-name="P4" draw:layer="layout" svg:x1="19.812cm" svg:y1="4.067cm" svg:x2="21.844cm" svg:y2="4.575cm">
            <text:p/>
          </draw:line>
          <draw:line draw:style-name="gr14" draw:text-style-name="P4" draw:layer="layout" svg:x1="17.018cm" svg:y1="2.035cm" svg:x2="18.796cm" svg:y2="3.559cm">
            <text:p/>
          </draw:line>
          <draw:line draw:style-name="gr14" draw:text-style-name="P4" draw:layer="layout" svg:x1="18.034cm" svg:y1="4.321cm" svg:x2="16.256cm" svg:y2="5.337cm">
            <text:p/>
          </draw:line>
          <draw:line draw:style-name="gr14" draw:text-style-name="P4" draw:layer="layout" svg:x1="19.05cm" svg:y1="4.575cm" svg:x2="19.05cm" svg:y2="5.591cm">
            <text:p/>
          </draw:line>
        </draw:g>
        <presentation:notes draw:style-name="dp2">
          <draw:page-thumbnail draw:style-name="gr21" draw:layer="layout" svg:width="13.968cm" svg:height="10.476cm" svg:x="3.81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AR PL UKai CN" svg:font-family="'AR PL UKai CN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6" draw:display-name="Gradient 16" draw:style="linear" draw:start-color="#3333ff" draw:end-color="#ff3333" draw:start-intensity="100%" draw:end-intensity="100%" draw:angle="2700" draw:border="0%"/>
    <draw:gradient draw:name="Gradient_20_17" draw:display-name="Gradient 17" draw:style="radial" draw:cx="50%" draw:cy="50%" draw:start-color="#ff3333" draw:end-color="#cc00cc" draw:start-intensity="100%" draw:end-intensity="100%" draw:border="0%"/>
    <draw:gradient draw:name="Gradient_20_19" draw:display-name="Gradient 19" draw:style="radial" draw:cx="50%" draw:cy="50%" draw:start-color="#9900ff" draw:end-color="#3333ff" draw:start-intensity="100%" draw:end-intensity="100%" draw:border="0%"/>
    <draw:gradient draw:name="Gradient_20_22" draw:display-name="Gradient 22" draw:style="radial" draw:cx="50%" draw:cy="50%" draw:start-color="#ff66ff" draw:end-color="#9900ff" draw:start-intensity="100%" draw:end-intensity="100%" draw:border="0%"/>
    <draw:gradient draw:name="Gradient_20_26" draw:display-name="Gradient 26" draw:style="linear" draw:start-color="#3333ff" draw:end-color="#ff3333" draw:start-intensity="100%" draw:end-intensity="100%" draw:angle="900" draw:border="0%"/>
    <draw:gradient draw:name="Gradient_20_4" draw:display-name="Gradient 4" draw:style="radial" draw:cx="50%" draw:cy="50%" draw:start-color="#ff3333" draw:end-color="#3333ff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30T14:31:42.843217940</meta:creation-date>
    <meta:generator>LibreOffice/5.2.7.2$Linux_ARM_EABI LibreOffice_project/20m0$Build-2</meta:generator>
    <dc:date>2017-12-30T17:41:30.564835215</dc:date>
    <meta:editing-duration>PT34M2S</meta:editing-duration>
    <meta:editing-cycles>7</meta:editing-cycles>
    <meta:document-statistic meta:object-count="526"/>
  </office:meta>
</office:document-meta>
</file>